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erage_results_all_speeds" table:style-name="ta1">
        <table:shapes>
          <draw:frame draw:z-index="0" draw:style-name="gr1" draw:text-style-name="P1" svg:width="869.64pt" svg:height="603.1pt" svg:x="488.92pt" svg:y="25.6pt">
            <loext:p draw:notify-on-update-of-ranges="average_results_all_speeds.A1:average_results_all_speeds.A1 average_results_all_speeds.A2:average_results_all_speeds.A127 average_results_all_speeds.E1:average_results_all_speeds.E1 average_results_all_speeds.E2:average_results_all_speeds.E1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#Ang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erage_Time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Capped_Errors</text:p>
          </table:table-cell>
          <table:table-cell office:value-type="string" calcext:value-type="string">
            <text:p>Failure_rate</text:p>
          </table:table-cell>
        </table:table-row>
        <table:table-row table:style-name="ro1">
          <table:table-cell office:value-type="float" office:value="0.0527745961964" calcext:value-type="float">
            <text:p>0.05277459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98543619" calcext:value-type="float">
            <text:p>0.1598543619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0254591489" calcext:value-type="float">
            <text:p>0.05402545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53321207" calcext:value-type="float">
            <text:p>0.153321207</text:p>
          </table:table-cell>
          <table:table-cell table:number-columns-repeated="2" office:value-type="float" office:value="0.0961538462" calcext:value-type="float">
            <text:p>0.09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2267433505" calcext:value-type="float">
            <text:p>0.05422674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414127718" calcext:value-type="float">
            <text:p>0.1414127718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3167215166" calcext:value-type="float">
            <text:p>0.05331672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468658617" calcext:value-type="float">
            <text:p>0.1468658617</text:p>
          </table:table-cell>
          <table:table-cell table:number-columns-repeated="2" office:value-type="float" office:value="0.1346153846" calcext:value-type="float">
            <text:p>0.13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9145997261" calcext:value-type="float">
            <text:p>0.052914599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527024024" calcext:value-type="float">
            <text:p>0.1527024024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0673033975" calcext:value-type="float">
            <text:p>0.054067303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09183479" calcext:value-type="float">
            <text:p>0.1509183479</text:p>
          </table:table-cell>
          <table:table-cell table:number-columns-repeated="2" office:value-type="float" office:value="0.1730769231" calcext:value-type="float">
            <text:p>0.17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0289262738" calcext:value-type="float">
            <text:p>0.053028926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27190679" calcext:value-type="float">
            <text:p>0.1627190679</text:p>
          </table:table-cell>
          <table:table-cell table:number-columns-repeated="2" office:value-type="float" office:value="0.1730769231" calcext:value-type="float">
            <text:p>0.17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905402673" calcext:value-type="float">
            <text:p>0.346905402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00432688" calcext:value-type="float">
            <text:p>0.150043268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9586684869" calcext:value-type="float">
            <text:p>0.053958668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487232024" calcext:value-type="float">
            <text:p>0.1487232024</text:p>
          </table:table-cell>
          <table:table-cell table:number-columns-repeated="2" office:value-type="float" office:value="0.2307692308" calcext:value-type="float">
            <text:p>0.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6477087523" calcext:value-type="float">
            <text:p>0.052647708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669990778" calcext:value-type="float">
            <text:p>0.1669990778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4369910325" calcext:value-type="float">
            <text:p>0.05243699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691411713" calcext:value-type="float">
            <text:p>0.1691411713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8486631809" calcext:value-type="float">
            <text:p>0.052848663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682040999" calcext:value-type="float">
            <text:p>0.1682040999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8549697466" calcext:value-type="float">
            <text:p>0.051854969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631812097" calcext:value-type="float">
            <text:p>0.1631812097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8734460152" calcext:value-type="float">
            <text:p>0.04987344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896187701" calcext:value-type="float">
            <text:p>0.1896187701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7082904225" calcext:value-type="float">
            <text:p>0.052708290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666538986" calcext:value-type="float">
            <text:p>0.1666538986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0066627733" calcext:value-type="float">
            <text:p>0.053006662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457178988" calcext:value-type="float">
            <text:p>0.1457178988</text:p>
          </table:table-cell>
          <table:table-cell table:number-columns-repeated="2" office:value-type="float" office:value="0.1346153846" calcext:value-type="float">
            <text:p>0.13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1616138784" calcext:value-type="float">
            <text:p>0.053161613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627901775" calcext:value-type="float">
            <text:p>0.1627901775</text:p>
          </table:table-cell>
          <table:table-cell table:number-columns-repeated="2" office:value-type="float" office:value="0.4230769231" calcext:value-type="float">
            <text:p>0.42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4941522261" calcext:value-type="float">
            <text:p>0.049494152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93549917" calcext:value-type="float">
            <text:p>0.193549917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3061800772" calcext:value-type="float">
            <text:p>0.0493061801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92021607" calcext:value-type="float">
            <text:p>0.192021607</text:p>
          </table:table-cell>
          <table:table-cell table:number-columns-repeated="2" office:value-type="float" office:value="0.8076923077" calcext:value-type="float">
            <text:p>0.80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6323448627" calcext:value-type="float">
            <text:p>0.043632344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2019152025" calcext:value-type="float">
            <text:p>0.2019152025</text:p>
          </table:table-cell>
          <table:table-cell table:number-columns-repeated="2" office:value-type="float" office:value="0.6923076923" calcext:value-type="float">
            <text:p>0.6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1405327844" calcext:value-type="float">
            <text:p>0.042140532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823593898" calcext:value-type="float">
            <text:p>0.1823593898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3822499176" calcext:value-type="float">
            <text:p>0.053382249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60900956" calcext:value-type="float">
            <text:p>0.1560900956</text:p>
          </table:table-cell>
          <table:table-cell table:number-columns-repeated="2" office:value-type="float" office:value="0.1538461538" calcext:value-type="float">
            <text:p>0.15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7141566022" calcext:value-type="float">
            <text:p>0.0517141566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593679481" calcext:value-type="float">
            <text:p>0.1593679481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0689976532" calcext:value-type="float">
            <text:p>0.0480689977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797245029" calcext:value-type="float">
            <text:p>0.1797245029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8154584245" calcext:value-type="float">
            <text:p>0.0468154584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805751022" calcext:value-type="float">
            <text:p>0.1805751022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8017236677" calcext:value-type="float">
            <text:p>0.0428017237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2064054733" calcext:value-type="float">
            <text:p>0.2064054733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150359324" calcext:value-type="float">
            <text:p>0.0381503593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81288801" calcext:value-type="float">
            <text:p>0.1581288801</text:p>
          </table:table-cell>
          <table:table-cell table:number-columns-repeated="2" office:value-type="float" office:value="0.3461538462" calcext:value-type="float">
            <text:p>0.3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6544087085" calcext:value-type="float">
            <text:p>0.0346544087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6102221" calcext:value-type="float">
            <text:p>0.166102221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4062686006" calcext:value-type="float">
            <text:p>0.051406268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60417553" calcext:value-type="float">
            <text:p>0.16041755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1995922216" calcext:value-type="float">
            <text:p>0.052199592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661772768" calcext:value-type="float">
            <text:p>0.1661772768</text:p>
          </table:table-cell>
          <table:table-cell table:number-columns-repeated="2" office:value-type="float" office:value="0.4423076923" calcext:value-type="float">
            <text:p>0.44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4241883182" calcext:value-type="float">
            <text:p>0.0474241883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972485239" calcext:value-type="float">
            <text:p>0.1972485239</text:p>
          </table:table-cell>
          <table:table-cell table:number-columns-repeated="2" office:value-type="float" office:value="0.5961538462" calcext:value-type="float">
            <text:p>0.59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0521596449" calcext:value-type="float">
            <text:p>0.0410521596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822972107" calcext:value-type="float">
            <text:p>0.1822972107</text:p>
          </table:table-cell>
          <table:table-cell table:number-columns-repeated="2" office:value-type="float" office:value="0.5961538462" calcext:value-type="float">
            <text:p>0.59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0209228529" calcext:value-type="float">
            <text:p>0.0360209229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574267626" calcext:value-type="float">
            <text:p>0.1574267626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2674942388" calcext:value-type="float">
            <text:p>0.0302674942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12312122" calcext:value-type="float">
            <text:p>0.1512312122</text:p>
          </table:table-cell>
          <table:table-cell table:number-columns-repeated="2" office:value-type="float" office:value="0.2307692308" calcext:value-type="float">
            <text:p>0.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514765641" calcext:value-type="float">
            <text:p>0.0265147656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99993579" calcext:value-type="float">
            <text:p>0.1699993579</text:p>
          </table:table-cell>
          <table:table-cell table:number-columns-repeated="2" office:value-type="float" office:value="0.3076923077" calcext:value-type="float">
            <text:p>0.30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9456335503" calcext:value-type="float">
            <text:p>0.049945633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736741921" calcext:value-type="float">
            <text:p>0.1736741921</text:p>
          </table:table-cell>
          <table:table-cell table:number-columns-repeated="2" office:value-type="float" office:value="0.4807692308" calcext:value-type="float">
            <text:p>0.48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8353394978" calcext:value-type="float">
            <text:p>0.0468353395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946337945" calcext:value-type="float">
            <text:p>0.1946337945</text:p>
          </table:table-cell>
          <table:table-cell table:number-columns-repeated="2" office:value-type="float" office:value="0.4423076923" calcext:value-type="float">
            <text:p>0.44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965292761" calcext:value-type="float">
            <text:p>0.0449652928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743476195" calcext:value-type="float">
            <text:p>0.1743476195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7308742075" calcext:value-type="float">
            <text:p>0.0337308742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698197637" calcext:value-type="float">
            <text:p>0.169819763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178700467" calcext:value-type="float">
            <text:p>0.0291787005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65647707" calcext:value-type="float">
            <text:p>0.165647707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5020096173" calcext:value-type="float">
            <text:p>0.0245020096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475380691" calcext:value-type="float">
            <text:p>0.1475380691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8414384504" calcext:value-type="float">
            <text:p>0.0208414385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457010725" calcext:value-type="float">
            <text:p>0.1457010725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9034779725" calcext:value-type="float">
            <text:p>0.1090347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589674502" calcext:value-type="float">
            <text:p>0.1589674502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398660364" calcext:value-type="float">
            <text:p>0.10739866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664109603" calcext:value-type="float">
            <text:p>0.1664109603</text:p>
          </table:table-cell>
          <table:table-cell table:number-columns-repeated="2" office:value-type="float" office:value="0.4615384615" calcext:value-type="float">
            <text:p>0.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669592133" calcext:value-type="float">
            <text:p>0.10766959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1579157279" calcext:value-type="float">
            <text:p>0.1579157279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642303781" calcext:value-type="float">
            <text:p>0.10864230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161266261" calcext:value-type="float">
            <text:p>0.161266261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01302054" calcext:value-type="float">
            <text:p>0.10600130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704129716" calcext:value-type="float">
            <text:p>0.1704129716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367897432" calcext:value-type="float">
            <text:p>0.106367897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584676971" calcext:value-type="float">
            <text:p>0.158467697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385611087" calcext:value-type="float">
            <text:p>0.106385611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56329497" calcext:value-type="float">
            <text:p>0.156329497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04572513" calcext:value-type="float">
            <text:p>0.107045725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1766435" calcext:value-type="float">
            <text:p>0.181766435</text:p>
          </table:table-cell>
          <table:table-cell table:number-columns-repeated="2" office:value-type="float" office:value="0.5576923077" calcext:value-type="float">
            <text:p>0.55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608710438" calcext:value-type="float">
            <text:p>0.108608710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760956864" calcext:value-type="float">
            <text:p>0.1760956864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22100991" calcext:value-type="float">
            <text:p>0.10602210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074964635" calcext:value-type="float">
            <text:p>0.2074964635</text:p>
          </table:table-cell>
          <table:table-cell table:number-columns-repeated="2" office:value-type="float" office:value="0.8461538462" calcext:value-type="float">
            <text:p>0.8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772548967" calcext:value-type="float">
            <text:p>0.1067725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2212036273" calcext:value-type="float">
            <text:p>0.2212036273</text:p>
          </table:table-cell>
          <table:table-cell table:number-columns-repeated="2" office:value-type="float" office:value="0.9807692308" calcext:value-type="float">
            <text:p>0.98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5775717944" calcext:value-type="float">
            <text:p>0.105775717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766290453" calcext:value-type="float">
            <text:p>0.1766290453</text:p>
          </table:table-cell>
          <table:table-cell table:number-columns-repeated="2" office:value-type="float" office:value="0.7307692308" calcext:value-type="float">
            <text:p>0.7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336453254" calcext:value-type="float">
            <text:p>0.103336453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2409115505" calcext:value-type="float">
            <text:p>0.2409115505</text:p>
          </table:table-cell>
          <table:table-cell table:number-columns-repeated="2" office:value-type="float" office:value="1.0192307692" calcext:value-type="float">
            <text:p>1.01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761827641" calcext:value-type="float">
            <text:p>0.101761827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2569343784" calcext:value-type="float">
            <text:p>0.2569343784</text:p>
          </table:table-cell>
          <table:table-cell office:value-type="float" office:value="1.3461538462" calcext:value-type="float">
            <text:p>1.3461538462</text:p>
          </table:table-cell>
          <table:table-cell office:value-type="float" office:value="1.1730769231" calcext:value-type="float">
            <text:p>1.1730769231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107518836511" calcext:value-type="float">
            <text:p>0.107518836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630266817" calcext:value-type="float">
            <text:p>0.1630266817</text:p>
          </table:table-cell>
          <table:table-cell table:number-columns-repeated="2" office:value-type="float" office:value="0.3461538462" calcext:value-type="float">
            <text:p>0.3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630890491" calcext:value-type="float">
            <text:p>0.106630890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947942881" calcext:value-type="float">
            <text:p>0.1947942881</text:p>
          </table:table-cell>
          <table:table-cell office:value-type="float" office:value="0.7884615385" calcext:value-type="float">
            <text:p>0.7884615385</text:p>
          </table:table-cell>
          <table:table-cell office:value-type="float" office:value="0.7692307692" calcext:value-type="float">
            <text:p>0.7692307692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103564395829" calcext:value-type="float">
            <text:p>0.103564395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377042154" calcext:value-type="float">
            <text:p>0.2377042154</text:p>
          </table:table-cell>
          <table:table-cell office:value-type="float" office:value="1.1730769231" calcext:value-type="float">
            <text:p>1.1730769231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100454315948" calcext:value-type="float">
            <text:p>0.100454315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327196878" calcext:value-type="float">
            <text:p>0.3327196878</text:p>
          </table:table-cell>
          <table:table-cell office:value-type="float" office:value="1.7884615385" calcext:value-type="float">
            <text:p>1.7884615385</text:p>
          </table:table-cell>
          <table:table-cell office:value-type="float" office:value="1.4423076923" calcext:value-type="float">
            <text:p>1.4423076923</text:p>
          </table:table-cell>
          <table:table-cell office:value-type="float" office:value="9.6153846154" calcext:value-type="float">
            <text:p>9.6153846154</text:p>
          </table:table-cell>
        </table:table-row>
        <table:table-row table:style-name="ro1">
          <table:table-cell office:value-type="float" office:value="0.0975031631796" calcext:value-type="float">
            <text:p>0.097503163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414605781" calcext:value-type="float">
            <text:p>0.3414605781</text:p>
          </table:table-cell>
          <table:table-cell office:value-type="float" office:value="2.5" calcext:value-type="float">
            <text:p>2.5</text:p>
          </table:table-cell>
          <table:table-cell office:value-type="float" office:value="1.8076923077" calcext:value-type="float">
            <text:p>1.8076923077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0.0903166808637" calcext:value-type="float">
            <text:p>0.090316680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4348073392" calcext:value-type="float">
            <text:p>0.4348073392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2.2884615385" calcext:value-type="float">
            <text:p>2.2884615385</text:p>
          </table:table-cell>
          <table:table-cell office:value-type="float" office:value="17.3076923077" calcext:value-type="float">
            <text:p>17.3076923077</text:p>
          </table:table-cell>
        </table:table-row>
        <table:table-row table:style-name="ro1">
          <table:table-cell office:value-type="float" office:value="0.086600459735" calcext:value-type="float">
            <text:p>0.086600459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3278551961" calcext:value-type="float">
            <text:p>0.3278551961</text:p>
          </table:table-cell>
          <table:table-cell office:value-type="float" office:value="2.6153846154" calcext:value-type="float">
            <text:p>2.6153846154</text:p>
          </table:table-cell>
          <table:table-cell office:value-type="float" office:value="2.0769230769" calcext:value-type="float">
            <text:p>2.0769230769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0.106406429433" calcext:value-type="float">
            <text:p>0.106406429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94307474" calcext:value-type="float">
            <text:p>0.1894307474</text:p>
          </table:table-cell>
          <table:table-cell table:number-columns-repeated="2" office:value-type="float" office:value="0.4807692308" calcext:value-type="float">
            <text:p>0.48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537744904" calcext:value-type="float">
            <text:p>0.102537744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2322356958" calcext:value-type="float">
            <text:p>0.2322356958</text:p>
          </table:table-cell>
          <table:table-cell office:value-type="float" office:value="1.2692307692" calcext:value-type="float">
            <text:p>1.2692307692</text:p>
          </table:table-cell>
          <table:table-cell office:value-type="float" office:value="1.2307692308" calcext:value-type="float">
            <text:p>1.2307692308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101028512771" calcext:value-type="float">
            <text:p>0.101028512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3059389724" calcext:value-type="float">
            <text:p>0.3059389724</text:p>
          </table:table-cell>
          <table:table-cell office:value-type="float" office:value="1.8076923077" calcext:value-type="float">
            <text:p>1.8076923077</text:p>
          </table:table-cell>
          <table:table-cell office:value-type="float" office:value="1.6346153846" calcext:value-type="float">
            <text:p>1.6346153846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0930069948265" calcext:value-type="float">
            <text:p>0.0930069948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001245934" calcext:value-type="float">
            <text:p>0.3001245934</text:p>
          </table:table-cell>
          <table:table-cell office:value-type="float" office:value="2.3461538462" calcext:value-type="float">
            <text:p>2.3461538462</text:p>
          </table:table-cell>
          <table:table-cell office:value-type="float" office:value="2.1153846154" calcext:value-type="float">
            <text:p>2.1153846154</text:p>
          </table:table-cell>
          <table:table-cell office:value-type="float" office:value="9.6153846154" calcext:value-type="float">
            <text:p>9.6153846154</text:p>
          </table:table-cell>
        </table:table-row>
        <table:table-row table:style-name="ro1">
          <table:table-cell office:value-type="float" office:value="0.0872362055337" calcext:value-type="float">
            <text:p>0.0872362055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541234032" calcext:value-type="float">
            <text:p>0.3541234032</text:p>
          </table:table-cell>
          <table:table-cell office:value-type="float" office:value="2.4807692308" calcext:value-type="float">
            <text:p>2.4807692308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1.5384615385" calcext:value-type="float">
            <text:p>11.5384615385</text:p>
          </table:table-cell>
        </table:table-row>
        <table:table-row table:style-name="ro1">
          <table:table-cell office:value-type="float" office:value="0.0794037338889" calcext:value-type="float">
            <text:p>0.0794037339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3279028276" calcext:value-type="float">
            <text:p>0.3279028276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.4807692308" calcext:value-type="float">
            <text:p>1.4807692308</text:p>
          </table:table-cell>
          <table:table-cell office:value-type="float" office:value="7.6923076923" calcext:value-type="float">
            <text:p>7.6923076923</text:p>
          </table:table-cell>
        </table:table-row>
        <table:table-row table:style-name="ro1">
          <table:table-cell office:value-type="float" office:value="0.0708626713441" calcext:value-type="float">
            <text:p>0.0708626713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2744268136" calcext:value-type="float">
            <text:p>0.2744268136</text:p>
          </table:table-cell>
          <table:table-cell office:value-type="float" office:value="1.2692307692" calcext:value-type="float">
            <text:p>1.2692307692</text:p>
          </table:table-cell>
          <table:table-cell office:value-type="float" office:value="1.2115384615" calcext:value-type="float">
            <text:p>1.2115384615</text:p>
          </table:table-cell>
          <table:table-cell office:value-type="float" office:value="3.8461538462" calcext:value-type="float">
            <text:p>3.8461538462</text:p>
          </table:table-cell>
        </table:table-row>
        <table:table-row table:style-name="ro1">
          <table:table-cell office:value-type="float" office:value="0.105892837725" calcext:value-type="float">
            <text:p>0.105892837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79310127" calcext:value-type="float">
            <text:p>0.1879310127</text:p>
          </table:table-cell>
          <table:table-cell office:value-type="float" office:value="0.6923076923" calcext:value-type="float">
            <text:p>0.6923076923</text:p>
          </table:table-cell>
          <table:table-cell office:value-type="float" office:value="0.6538461538" calcext:value-type="float">
            <text:p>0.6538461538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0997538306677" calcext:value-type="float">
            <text:p>0.0997538307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3483739607" calcext:value-type="float">
            <text:p>0.3483739607</text:p>
          </table:table-cell>
          <table:table-cell office:value-type="float" office:value="2.1346153846" calcext:value-type="float">
            <text:p>2.1346153846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0944734372493" calcext:value-type="float">
            <text:p>0.094473437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4778661357" calcext:value-type="float">
            <text:p>0.4778661357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2.2692307692" calcext:value-type="float">
            <text:p>2.2692307692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0.0824848194542" calcext:value-type="float">
            <text:p>0.082484819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379406349" calcext:value-type="float">
            <text:p>0.3379406349</text:p>
          </table:table-cell>
          <table:table-cell office:value-type="float" office:value="2.2115384615" calcext:value-type="float">
            <text:p>2.2115384615</text:p>
          </table:table-cell>
          <table:table-cell office:value-type="float" office:value="1.7884615385" calcext:value-type="float">
            <text:p>1.7884615385</text:p>
          </table:table-cell>
          <table:table-cell office:value-type="float" office:value="9.6153846154" calcext:value-type="float">
            <text:p>9.6153846154</text:p>
          </table:table-cell>
        </table:table-row>
        <table:table-row table:style-name="ro1">
          <table:table-cell office:value-type="float" office:value="0.07360028788" calcext:value-type="float">
            <text:p>0.0736002879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375362663" calcext:value-type="float">
            <text:p>0.3375362663</text:p>
          </table:table-cell>
          <table:table-cell office:value-type="float" office:value="2.0769230769" calcext:value-type="float">
            <text:p>2.0769230769</text:p>
          </table:table-cell>
          <table:table-cell office:value-type="float" office:value="1.7692307692" calcext:value-type="float">
            <text:p>1.7692307692</text:p>
          </table:table-cell>
          <table:table-cell office:value-type="float" office:value="9.6153846154" calcext:value-type="float">
            <text:p>9.6153846154</text:p>
          </table:table-cell>
        </table:table-row>
        <table:table-row table:style-name="ro1">
          <table:table-cell office:value-type="float" office:value="0.0633694235599" calcext:value-type="float">
            <text:p>0.0633694236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858160155" calcext:value-type="float">
            <text:p>0.1858160155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70494673689" calcext:value-type="float">
            <text:p>0.0570494674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972447558" calcext:value-type="float">
            <text:p>0.1972447558</text:p>
          </table:table-cell>
          <table:table-cell table:number-columns-repeated="2" office:value-type="float" office:value="0.7692307692" calcext:value-type="float">
            <text:p>0.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0997399304" calcext:value-type="float">
            <text:p>0.100997399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2485489177" calcext:value-type="float">
            <text:p>0.2485489177</text:p>
          </table:table-cell>
          <table:table-cell office:value-type="float" office:value="0.9807692308" calcext:value-type="float">
            <text:p>0.9807692308</text:p>
          </table:table-cell>
          <table:table-cell office:value-type="float" office:value="0.9423076923" calcext:value-type="float">
            <text:p>0.9423076923</text:p>
          </table:table-cell>
          <table:table-cell office:value-type="float" office:value="3.8461538462" calcext:value-type="float">
            <text:p>3.8461538462</text:p>
          </table:table-cell>
        </table:table-row>
        <table:table-row table:style-name="ro1">
          <table:table-cell office:value-type="float" office:value="0.0949646916048" calcext:value-type="float">
            <text:p>0.0949646916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4775565538" calcext:value-type="float">
            <text:p>0.4775565538</text:p>
          </table:table-cell>
          <table:table-cell office:value-type="float" office:value="2.8076923077" calcext:value-type="float">
            <text:p>2.8076923077</text:p>
          </table:table-cell>
          <table:table-cell office:value-type="float" office:value="2.3269230769" calcext:value-type="float">
            <text:p>2.3269230769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0.0819095291272" calcext:value-type="float">
            <text:p>0.0819095291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81217873" calcext:value-type="float">
            <text:p>0.281217873</text:p>
          </table:table-cell>
          <table:table-cell office:value-type="float" office:value="1.9038461539" calcext:value-type="float">
            <text:p>1.9038461539</text:p>
          </table:table-cell>
          <table:table-cell office:value-type="float" office:value="1.75" calcext:value-type="float">
            <text:p>1.75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0682425579365" calcext:value-type="float">
            <text:p>0.0682425579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2966395161" calcext:value-type="float">
            <text:p>0.2966395161</text:p>
          </table:table-cell>
          <table:table-cell office:value-type="float" office:value="1.4038461539" calcext:value-type="float">
            <text:p>1.4038461539</text:p>
          </table:table-cell>
          <table:table-cell office:value-type="float" office:value="1.1153846154" calcext:value-type="float">
            <text:p>1.1153846154</text:p>
          </table:table-cell>
          <table:table-cell office:value-type="float" office:value="3.8461538462" calcext:value-type="float">
            <text:p>3.8461538462</text:p>
          </table:table-cell>
        </table:table-row>
        <table:table-row table:style-name="ro1">
          <table:table-cell office:value-type="float" office:value="0.0562212292836" calcext:value-type="float">
            <text:p>0.0562212293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695206406" calcext:value-type="float">
            <text:p>0.16952064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3244052824" calcext:value-type="float">
            <text:p>0.0463244053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834929172" calcext:value-type="float">
            <text:p>0.1834929172</text:p>
          </table:table-cell>
          <table:table-cell table:number-columns-repeated="2" office:value-type="float" office:value="0.5192307692" calcext:value-type="float">
            <text:p>0.51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314162935" calcext:value-type="float">
            <text:p>0.0413141629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719822241" calcext:value-type="float">
            <text:p>0.1719822241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7906412217" calcext:value-type="float">
            <text:p>0.1579064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054229712" calcext:value-type="float">
            <text:p>0.2054229712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188158524" calcext:value-type="float">
            <text:p>0.16188158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1728403664" calcext:value-type="float">
            <text:p>0.1728403664</text:p>
          </table:table-cell>
          <table:table-cell table:number-columns-repeated="2" office:value-type="float" office:value="0.6346153846" calcext:value-type="float">
            <text:p>0.63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369749047" calcext:value-type="float">
            <text:p>0.1623697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2079210853" calcext:value-type="float">
            <text:p>0.2079210853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084834674" calcext:value-type="float">
            <text:p>0.15608483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1781908433" calcext:value-type="float">
            <text:p>0.1781908433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672383666" calcext:value-type="float">
            <text:p>0.15667238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1895737836" calcext:value-type="float">
            <text:p>0.1895737836</text:p>
          </table:table-cell>
          <table:table-cell office:value-type="float" office:value="0.6923076923" calcext:value-type="float">
            <text:p>0.6923076923</text:p>
          </table:table-cell>
          <table:table-cell office:value-type="float" office:value="0.6730769231" calcext:value-type="float">
            <text:p>0.6730769231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156410211213" calcext:value-type="float">
            <text:p>0.15641021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24570673" calcext:value-type="float">
            <text:p>0.224570673</text:p>
          </table:table-cell>
          <table:table-cell table:number-columns-repeated="2" office:value-type="float" office:value="0.9038461538" calcext:value-type="float">
            <text:p>0.9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9865063223" calcext:value-type="float">
            <text:p>0.15986506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1578450953" calcext:value-type="float">
            <text:p>0.1578450953</text:p>
          </table:table-cell>
          <table:table-cell table:number-columns-repeated="2" office:value-type="float" office:value="0.4615384615" calcext:value-type="float">
            <text:p>0.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552036755" calcext:value-type="float">
            <text:p>0.162552036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239215552" calcext:value-type="float">
            <text:p>0.2239215552</text:p>
          </table:table-cell>
          <table:table-cell office:value-type="float" office:value="0.9230769231" calcext:value-type="float">
            <text:p>0.9230769231</text:p>
          </table:table-cell>
          <table:table-cell office:value-type="float" office:value="0.8461538462" calcext:value-type="float">
            <text:p>0.8461538462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159527750711" calcext:value-type="float">
            <text:p>0.159527750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2614397429" calcext:value-type="float">
            <text:p>0.2614397429</text:p>
          </table:table-cell>
          <table:table-cell table:number-columns-repeated="2" office:value-type="float" office:value="0.7884615385" calcext:value-type="float">
            <text:p>0.78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1196817711" calcext:value-type="float">
            <text:p>0.691196817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2561895512" calcext:value-type="float">
            <text:p>0.2561895512</text:p>
          </table:table-cell>
          <table:table-cell office:value-type="float" office:value="1.4615384615" calcext:value-type="float">
            <text:p>1.4615384615</text:p>
          </table:table-cell>
          <table:table-cell office:value-type="float" office:value="1.3653846154" calcext:value-type="float">
            <text:p>1.3653846154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156245426516" calcext:value-type="float">
            <text:p>0.156245426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3001807686" calcext:value-type="float">
            <text:p>0.3001807686</text:p>
          </table:table-cell>
          <table:table-cell office:value-type="float" office:value="1.5576923077" calcext:value-type="float">
            <text:p>1.5576923077</text:p>
          </table:table-cell>
          <table:table-cell office:value-type="float" office:value="1.3846153846" calcext:value-type="float">
            <text:p>1.3846153846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153695570886" calcext:value-type="float">
            <text:p>0.153695570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3764911408" calcext:value-type="float">
            <text:p>0.3764911408</text:p>
          </table:table-cell>
          <table:table-cell office:value-type="float" office:value="2.1346153846" calcext:value-type="float">
            <text:p>2.1346153846</text:p>
          </table:table-cell>
          <table:table-cell office:value-type="float" office:value="1.8461538462" calcext:value-type="float">
            <text:p>1.8461538462</text:p>
          </table:table-cell>
          <table:table-cell office:value-type="float" office:value="7.6923076923" calcext:value-type="float">
            <text:p>7.6923076923</text:p>
          </table:table-cell>
        </table:table-row>
        <table:table-row table:style-name="ro1">
          <table:table-cell office:value-type="float" office:value="0.15359795341" calcext:value-type="float">
            <text:p>0.153597953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865636711" calcext:value-type="float">
            <text:p>0.2865636711</text:p>
          </table:table-cell>
          <table:table-cell office:value-type="float" office:value="1.9615384615" calcext:value-type="float">
            <text:p>1.9615384615</text:p>
          </table:table-cell>
          <table:table-cell office:value-type="float" office:value="1.75" calcext:value-type="float">
            <text:p>1.75</text:p>
          </table:table-cell>
          <table:table-cell office:value-type="float" office:value="11.5384615385" calcext:value-type="float">
            <text:p>11.5384615385</text:p>
          </table:table-cell>
        </table:table-row>
        <table:table-row table:style-name="ro1">
          <table:table-cell office:value-type="float" office:value="0.150332256129" calcext:value-type="float">
            <text:p>0.150332256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4752491923" calcext:value-type="float">
            <text:p>0.4752491923</text:p>
          </table:table-cell>
          <table:table-cell office:value-type="float" office:value="4.6730769231" calcext:value-type="float">
            <text:p>4.6730769231</text:p>
          </table:table-cell>
          <table:table-cell office:value-type="float" office:value="2.8076923077" calcext:value-type="float">
            <text:p>2.8076923077</text:p>
          </table:table-cell>
          <table:table-cell office:value-type="float" office:value="32.6923076923" calcext:value-type="float">
            <text:p>32.6923076923</text:p>
          </table:table-cell>
        </table:table-row>
        <table:table-row table:style-name="ro1">
          <table:table-cell office:value-type="float" office:value="0.16206735272" calcext:value-type="float">
            <text:p>0.162067352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161314727" calcext:value-type="float">
            <text:p>0.2161314727</text:p>
          </table:table-cell>
          <table:table-cell table:number-columns-repeated="2" office:value-type="float" office:value="1.0576923077" calcext:value-type="float">
            <text:p>1.05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9300594263" calcext:value-type="float">
            <text:p>0.159300594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2871905416" calcext:value-type="float">
            <text:p>0.2871905416</text:p>
          </table:table-cell>
          <table:table-cell office:value-type="float" office:value="1.6730769231" calcext:value-type="float">
            <text:p>1.6730769231</text:p>
          </table:table-cell>
          <table:table-cell office:value-type="float" office:value="1.4807692308" calcext:value-type="float">
            <text:p>1.4807692308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156048311072" calcext:value-type="float">
            <text:p>0.156048311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3422973582" calcext:value-type="float">
            <text:p>0.3422973582</text:p>
          </table:table-cell>
          <table:table-cell office:value-type="float" office:value="2.4038461539" calcext:value-type="float">
            <text:p>2.4038461539</text:p>
          </table:table-cell>
          <table:table-cell office:value-type="float" office:value="2.0576923077" calcext:value-type="float">
            <text:p>2.0576923077</text:p>
          </table:table-cell>
          <table:table-cell office:value-type="float" office:value="11.5384615385" calcext:value-type="float">
            <text:p>11.5384615385</text:p>
          </table:table-cell>
        </table:table-row>
        <table:table-row table:style-name="ro1">
          <table:table-cell office:value-type="float" office:value="0.151750806673" calcext:value-type="float">
            <text:p>0.151750806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4026446219" calcext:value-type="float">
            <text:p>0.4026446219</text:p>
          </table:table-cell>
          <table:table-cell office:value-type="float" office:value="3.5576923077" calcext:value-type="float">
            <text:p>3.5576923077</text:p>
          </table:table-cell>
          <table:table-cell office:value-type="float" office:value="2.4230769231" calcext:value-type="float">
            <text:p>2.4230769231</text:p>
          </table:table-cell>
          <table:table-cell office:value-type="float" office:value="30.7692307692" calcext:value-type="float">
            <text:p>30.7692307692</text:p>
          </table:table-cell>
        </table:table-row>
        <table:table-row table:style-name="ro1">
          <table:table-cell office:value-type="float" office:value="0.142903853732" calcext:value-type="float">
            <text:p>0.1429038537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5760573748" calcext:value-type="float">
            <text:p>0.5760573748</text:p>
          </table:table-cell>
          <table:table-cell office:value-type="float" office:value="5.0769230769" calcext:value-type="float">
            <text:p>5.0769230769</text:p>
          </table:table-cell>
          <table:table-cell office:value-type="float" office:value="2.9230769231" calcext:value-type="float">
            <text:p>2.9230769231</text:p>
          </table:table-cell>
          <table:table-cell office:value-type="float" office:value="36.5384615385" calcext:value-type="float">
            <text:p>36.5384615385</text:p>
          </table:table-cell>
        </table:table-row>
        <table:table-row table:style-name="ro1">
          <table:table-cell office:value-type="float" office:value="0.133887072257" calcext:value-type="float">
            <text:p>0.133887072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6832388503" calcext:value-type="float">
            <text:p>0.6832388503</text:p>
          </table:table-cell>
          <table:table-cell office:value-type="float" office:value="8.0192307692" calcext:value-type="float">
            <text:p>8.0192307692</text:p>
          </table:table-cell>
          <table:table-cell office:value-type="float" office:value="3.3269230769" calcext:value-type="float">
            <text:p>3.3269230769</text:p>
          </table:table-cell>
          <table:table-cell office:value-type="float" office:value="42.3076923077" calcext:value-type="float">
            <text:p>42.3076923077</text:p>
          </table:table-cell>
        </table:table-row>
        <table:table-row table:style-name="ro1">
          <table:table-cell office:value-type="float" office:value="0.273276339522" calcext:value-type="float">
            <text:p>0.273276339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607811554" calcext:value-type="float">
            <text:p>0.607811554</text:p>
          </table:table-cell>
          <table:table-cell office:value-type="float" office:value="7.3653846154" calcext:value-type="float">
            <text:p>7.3653846154</text:p>
          </table:table-cell>
          <table:table-cell office:value-type="float" office:value="3.5192307692" calcext:value-type="float">
            <text:p>3.5192307692</text:p>
          </table:table-cell>
          <table:table-cell office:value-type="float" office:value="46.1538461538" calcext:value-type="float">
            <text:p>46.1538461538</text:p>
          </table:table-cell>
        </table:table-row>
        <table:table-row table:style-name="ro1">
          <table:table-cell office:value-type="float" office:value="0.159357086229" calcext:value-type="float">
            <text:p>0.159357086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273667708" calcext:value-type="float">
            <text:p>0.2273667708</text:p>
          </table:table-cell>
          <table:table-cell table:number-columns-repeated="2" office:value-type="float" office:value="0.9230769231" calcext:value-type="float">
            <text:p>0.92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5265624096" calcext:value-type="float">
            <text:p>0.155265624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3951649997" calcext:value-type="float">
            <text:p>0.3951649997</text:p>
          </table:table-cell>
          <table:table-cell office:value-type="float" office:value="2.6923076923" calcext:value-type="float">
            <text:p>2.6923076923</text:p>
          </table:table-cell>
          <table:table-cell office:value-type="float" office:value="1.6346153846" calcext:value-type="float">
            <text:p>1.6346153846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0.146126903472" calcext:value-type="float">
            <text:p>0.146126903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4665759931" calcext:value-type="float">
            <text:p>0.4665759931</text:p>
          </table:table-cell>
          <table:table-cell office:value-type="float" office:value="3.2115384615" calcext:value-type="float">
            <text:p>3.2115384615</text:p>
          </table:table-cell>
          <table:table-cell office:value-type="float" office:value="2.4615384615" calcext:value-type="float">
            <text:p>2.4615384615</text:p>
          </table:table-cell>
          <table:table-cell office:value-type="float" office:value="21.1538461538" calcext:value-type="float">
            <text:p>21.1538461538</text:p>
          </table:table-cell>
        </table:table-row>
        <table:table-row table:style-name="ro1">
          <table:table-cell office:value-type="float" office:value="0.139210278823" calcext:value-type="float">
            <text:p>0.1392102788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5271255197" calcext:value-type="float">
            <text:p>0.5271255197</text:p>
          </table:table-cell>
          <table:table-cell office:value-type="float" office:value="7.3269230769" calcext:value-type="float">
            <text:p>7.3269230769</text:p>
          </table:table-cell>
          <table:table-cell office:value-type="float" office:value="3.3653846154" calcext:value-type="float">
            <text:p>3.36538461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127649697091" calcext:value-type="float">
            <text:p>0.1276496971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5622256243" calcext:value-type="float">
            <text:p>0.5622256243</text:p>
          </table:table-cell>
          <table:table-cell office:value-type="float" office:value="6.5769230769" calcext:value-type="float">
            <text:p>6.5769230769</text:p>
          </table:table-cell>
          <table:table-cell office:value-type="float" office:value="3.0961538462" calcext:value-type="float">
            <text:p>3.0961538462</text:p>
          </table:table-cell>
          <table:table-cell office:value-type="float" office:value="36.5384615385" calcext:value-type="float">
            <text:p>36.5384615385</text:p>
          </table:table-cell>
        </table:table-row>
        <table:table-row table:style-name="ro1">
          <table:table-cell office:value-type="float" office:value="0.115042069611" calcext:value-type="float">
            <text:p>0.1150420696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4570138899" calcext:value-type="float">
            <text:p>0.4570138899</text:p>
          </table:table-cell>
          <table:table-cell office:value-type="float" office:value="4.3846153846" calcext:value-type="float">
            <text:p>4.3846153846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32.6923076923" calcext:value-type="float">
            <text:p>32.6923076923</text:p>
          </table:table-cell>
        </table:table-row>
        <table:table-row table:style-name="ro1">
          <table:table-cell office:value-type="float" office:value="0.103967085485" calcext:value-type="float">
            <text:p>0.103967085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3904218297" calcext:value-type="float">
            <text:p>0.3904218297</text:p>
          </table:table-cell>
          <table:table-cell office:value-type="float" office:value="4.4615384615" calcext:value-type="float">
            <text:p>4.4615384615</text:p>
          </table:table-cell>
          <table:table-cell office:value-type="float" office:value="2.7307692308" calcext:value-type="float">
            <text:p>2.7307692308</text:p>
          </table:table-cell>
          <table:table-cell office:value-type="float" office:value="32.6923076923" calcext:value-type="float">
            <text:p>32.6923076923</text:p>
          </table:table-cell>
        </table:table-row>
        <table:table-row table:style-name="ro1">
          <table:table-cell office:value-type="float" office:value="0.151992959834" calcext:value-type="float">
            <text:p>0.151992959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867660295" calcext:value-type="float">
            <text:p>0.2867660295</text:p>
          </table:table-cell>
          <table:table-cell office:value-type="float" office:value="1.5" calcext:value-type="float">
            <text:p>1.5</text:p>
          </table:table-cell>
          <table:table-cell office:value-type="float" office:value="1.3846153846" calcext:value-type="float">
            <text:p>1.3846153846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15110551643" calcext:value-type="float">
            <text:p>0.151105516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4253263784" calcext:value-type="float">
            <text:p>0.4253263784</text:p>
          </table:table-cell>
          <table:table-cell office:value-type="float" office:value="3.0961538462" calcext:value-type="float">
            <text:p>3.0961538462</text:p>
          </table:table-cell>
          <table:table-cell office:value-type="float" office:value="2.4038461539" calcext:value-type="float">
            <text:p>2.4038461539</text:p>
          </table:table-cell>
          <table:table-cell office:value-type="float" office:value="17.3076923077" calcext:value-type="float">
            <text:p>17.3076923077</text:p>
          </table:table-cell>
        </table:table-row>
        <table:table-row table:style-name="ro1">
          <table:table-cell office:value-type="float" office:value="0.143686322893" calcext:value-type="float">
            <text:p>0.1436863229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4047777864" calcext:value-type="float">
            <text:p>0.4047777864</text:p>
          </table:table-cell>
          <table:table-cell office:value-type="float" office:value="5.6538461539" calcext:value-type="float">
            <text:p>5.6538461539</text:p>
          </table:table-cell>
          <table:table-cell office:value-type="float" office:value="2.9038461539" calcext:value-type="float">
            <text:p>2.9038461539</text:p>
          </table:table-cell>
          <table:table-cell office:value-type="float" office:value="36.5384615385" calcext:value-type="float">
            <text:p>36.5384615385</text:p>
          </table:table-cell>
        </table:table-row>
        <table:table-row table:style-name="ro1">
          <table:table-cell office:value-type="float" office:value="0.126148841499" calcext:value-type="float">
            <text:p>0.126148841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5944864373" calcext:value-type="float">
            <text:p>0.5944864373</text:p>
          </table:table-cell>
          <table:table-cell office:value-type="float" office:value="7.3461538462" calcext:value-type="float">
            <text:p>7.3461538462</text:p>
          </table:table-cell>
          <table:table-cell office:value-type="float" office:value="3.5769230769" calcext:value-type="float">
            <text:p>3.5769230769</text:p>
          </table:table-cell>
          <table:table-cell office:value-type="float" office:value="51.9230769231" calcext:value-type="float">
            <text:p>51.9230769231</text:p>
          </table:table-cell>
        </table:table-row>
        <table:table-row table:style-name="ro1">
          <table:table-cell office:value-type="float" office:value="0.107431893734" calcext:value-type="float">
            <text:p>0.1074318937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4574828391" calcext:value-type="float">
            <text:p>0.4574828391</text:p>
          </table:table-cell>
          <table:table-cell office:value-type="float" office:value="6.2692307692" calcext:value-type="float">
            <text:p>6.2692307692</text:p>
          </table:table-cell>
          <table:table-cell office:value-type="float" office:value="3.2115384615" calcext:value-type="float">
            <text:p>3.2115384615</text:p>
          </table:table-cell>
          <table:table-cell office:value-type="float" office:value="38.4615384615" calcext:value-type="float">
            <text:p>38.4615384615</text:p>
          </table:table-cell>
        </table:table-row>
        <table:table-row table:style-name="ro1">
          <table:table-cell office:value-type="float" office:value="0.0970729366813" calcext:value-type="float">
            <text:p>0.0970729367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4864724568" calcext:value-type="float">
            <text:p>0.4864724568</text:p>
          </table:table-cell>
          <table:table-cell office:value-type="float" office:value="3.3653846154" calcext:value-type="float">
            <text:p>3.3653846154</text:p>
          </table:table-cell>
          <table:table-cell office:value-type="float" office:value="2.7115384615" calcext:value-type="float">
            <text:p>2.7115384615</text:p>
          </table:table-cell>
          <table:table-cell office:value-type="float" office:value="19.2307692308" calcext:value-type="float">
            <text:p>19.2307692308</text:p>
          </table:table-cell>
        </table:table-row>
        <table:table-row table:style-name="ro1">
          <table:table-cell office:value-type="float" office:value="0.0819171409627" calcext:value-type="float">
            <text:p>0.081917141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2418160707" calcext:value-type="float">
            <text:p>0.2418160707</text:p>
          </table:table-cell>
          <table:table-cell office:value-type="float" office:value="1.5" calcext:value-type="float">
            <text:p>1.5</text:p>
          </table:table-cell>
          <table:table-cell office:value-type="float" office:value="1.2884615385" calcext:value-type="float">
            <text:p>1.2884615385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152534011947" calcext:value-type="float">
            <text:p>0.1525340119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3313170027" calcext:value-type="float">
            <text:p>0.3313170027</text:p>
          </table:table-cell>
          <table:table-cell office:value-type="float" office:value="2.0384615385" calcext:value-type="float">
            <text:p>2.0384615385</text:p>
          </table:table-cell>
          <table:table-cell office:value-type="float" office:value="1.6923076923" calcext:value-type="float">
            <text:p>1.6923076923</text:p>
          </table:table-cell>
          <table:table-cell office:value-type="float" office:value="7.6923076923" calcext:value-type="float">
            <text:p>7.6923076923</text:p>
          </table:table-cell>
        </table:table-row>
        <table:table-row table:style-name="ro1">
          <table:table-cell office:value-type="float" office:value="0.140314418503" calcext:value-type="float">
            <text:p>0.1403144185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6715241982" calcext:value-type="float">
            <text:p>0.6715241982</text:p>
          </table:table-cell>
          <table:table-cell office:value-type="float" office:value="5.2692307692" calcext:value-type="float">
            <text:p>5.2692307692</text:p>
          </table:table-cell>
          <table:table-cell office:value-type="float" office:value="2.7884615385" calcext:value-type="float">
            <text:p>2.7884615385</text:p>
          </table:table-cell>
          <table:table-cell office:value-type="float" office:value="32.6923076923" calcext:value-type="float">
            <text:p>32.6923076923</text:p>
          </table:table-cell>
        </table:table-row>
        <table:table-row table:style-name="ro1">
          <table:table-cell office:value-type="float" office:value="0.123600349068" calcext:value-type="float">
            <text:p>0.1236003491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5480197819" calcext:value-type="float">
            <text:p>0.5480197819</text:p>
          </table:table-cell>
          <table:table-cell office:value-type="float" office:value="6.1923076923" calcext:value-type="float">
            <text:p>6.1923076923</text:p>
          </table:table-cell>
          <table:table-cell office:value-type="float" office:value="3.4615384615" calcext:value-type="float">
            <text:p>3.46153846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985542215717" calcext:value-type="float">
            <text:p>0.0985542216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4453063797" calcext:value-type="float">
            <text:p>0.4453063797</text:p>
          </table:table-cell>
          <table:table-cell office:value-type="float" office:value="3.1538461539" calcext:value-type="float">
            <text:p>3.1538461539</text:p>
          </table:table-cell>
          <table:table-cell office:value-type="float" office:value="2.2115384615" calcext:value-type="float">
            <text:p>2.2115384615</text:p>
          </table:table-cell>
          <table:table-cell office:value-type="float" office:value="19.2307692308" calcext:value-type="float">
            <text:p>19.2307692308</text:p>
          </table:table-cell>
        </table:table-row>
        <table:table-row table:style-name="ro1">
          <table:table-cell office:value-type="float" office:value="0.0847203793644" calcext:value-type="float">
            <text:p>0.0847203794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3429083658" calcext:value-type="float">
            <text:p>0.3429083658</text:p>
          </table:table-cell>
          <table:table-cell office:value-type="float" office:value="1.6730769231" calcext:value-type="float">
            <text:p>1.6730769231</text:p>
          </table:table-cell>
          <table:table-cell office:value-type="float" office:value="1.4230769231" calcext:value-type="float">
            <text:p>1.4230769231</text:p>
          </table:table-cell>
          <table:table-cell office:value-type="float" office:value="7.6923076923" calcext:value-type="float">
            <text:p>7.6923076923</text:p>
          </table:table-cell>
        </table:table-row>
        <table:table-row table:style-name="ro1">
          <table:table-cell office:value-type="float" office:value="0.0674594989282" calcext:value-type="float">
            <text:p>0.0674594989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493859154" calcext:value-type="float">
            <text:p>0.2493859154</text:p>
          </table:table-cell>
          <table:table-cell office:value-type="float" office:value="1.0769230769" calcext:value-type="float">
            <text:p>1.0769230769</text:p>
          </table:table-cell>
          <table:table-cell office:value-type="float" office:value="1.0576923077" calcext:value-type="float">
            <text:p>1.0576923077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0577441970884" calcext:value-type="float">
            <text:p>0.0577441971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2183981268" calcext:value-type="float">
            <text:p>0.2183981268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1.1346153846" calcext:value-type="float">
            <text:p>1.1346153846</text:p>
          </table:table-cell>
          <table:table-cell office:value-type="float" office:value="1.9230769231" calcext:value-type="float">
            <text:p>1.9230769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5T23:30:12.418872797</dc:date>
    <meta:editing-duration>PT2M23S</meta:editing-duration>
    <meta:editing-cycles>1</meta:editing-cycles>
    <meta:document-statistic meta:table-count="1" meta:cell-count="101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68cm" svg:height="21.277cm" xlink:href=".." xlink:type="simple" chart:class="chart:scatter" chart:style-name="ch1">
        <chart:legend chart:legend-position="end" svg:x="27.755cm" svg:y="10.339cm" style:legend-expansion="high" chart:style-name="ch2"/>
        <chart:plot-area chart:style-name="ch3" table:cell-range-address="average_results_all_speeds.A1:average_results_all_speeds.A127 average_results_all_speeds.E1:average_results_all_speeds.E127" chart:data-source-has-labels="row" svg:x="0.613cm" svg:y="0.425cm" svg:width="26.529cm" svg:height="20.427cm">
          <chartooo:coordinate-region svg:x="1.34cm" svg:y="0.624cm" svg:width="25.562cm" svg:height="19.5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erage_results_all_speeds.E2:average_results_all_speeds.E127" chart:label-cell-address="average_results_all_speeds.E1:average_results_all_speeds.E1" chart:class="chart:scatter">
            <chart:domain table:cell-range-address="average_results_all_speeds.A2:average_results_all_speeds.A127"/>
            <chart:data-point chart:repeated="1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_Time</text:p>
                <draw:g>
                  <svg:desc>average_results_all_speeds.E1:average_results_all_speed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7745961964">
                <text:p>0.0527745961964</text:p>
                <draw:g>
                  <svg:desc>average_results_all_speeds.A2:average_results_all_speeds.A127</svg:desc>
                </draw:g>
              </table:table-cell>
              <table:table-cell office:value-type="float" office:value="0.1598543619">
                <text:p>0.1598543619</text:p>
                <draw:g>
                  <svg:desc>average_results_all_speeds.E2:average_results_all_speeds.E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0254591489">
                <text:p>0.0540254591489</text:p>
              </table:table-cell>
              <table:table-cell office:value-type="float" office:value="0.153321207">
                <text:p>0.15332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42267433505">
                <text:p>0.0542267433505</text:p>
              </table:table-cell>
              <table:table-cell office:value-type="float" office:value="0.1414127718">
                <text:p>0.141412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33167215166">
                <text:p>0.0533167215166</text:p>
              </table:table-cell>
              <table:table-cell office:value-type="float" office:value="0.1468658617">
                <text:p>0.1468658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9145997261">
                <text:p>0.0529145997261</text:p>
              </table:table-cell>
              <table:table-cell office:value-type="float" office:value="0.1527024024">
                <text:p>0.1527024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40673033975">
                <text:p>0.0540673033975</text:p>
              </table:table-cell>
              <table:table-cell office:value-type="float" office:value="0.1509183479">
                <text:p>0.1509183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30289262738">
                <text:p>0.0530289262738</text:p>
              </table:table-cell>
              <table:table-cell office:value-type="float" office:value="0.1627190679">
                <text:p>0.1627190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6905402673">
                <text:p>0.346905402673</text:p>
              </table:table-cell>
              <table:table-cell office:value-type="float" office:value="0.1500432688">
                <text:p>0.1500432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39586684869">
                <text:p>0.0539586684869</text:p>
              </table:table-cell>
              <table:table-cell office:value-type="float" office:value="0.1487232024">
                <text:p>0.1487232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26477087523">
                <text:p>0.0526477087523</text:p>
              </table:table-cell>
              <table:table-cell office:value-type="float" office:value="0.1669990778">
                <text:p>0.1669990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4369910325">
                <text:p>0.0524369910325</text:p>
              </table:table-cell>
              <table:table-cell office:value-type="float" office:value="0.1691411713">
                <text:p>0.1691411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28486631809">
                <text:p>0.0528486631809</text:p>
              </table:table-cell>
              <table:table-cell office:value-type="float" office:value="0.1682040999">
                <text:p>0.1682040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18549697466">
                <text:p>0.0518549697466</text:p>
              </table:table-cell>
              <table:table-cell office:value-type="float" office:value="0.1631812097">
                <text:p>0.1631812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98734460152">
                <text:p>0.0498734460152</text:p>
              </table:table-cell>
              <table:table-cell office:value-type="float" office:value="0.1896187701">
                <text:p>0.1896187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27082904225">
                <text:p>0.0527082904225</text:p>
              </table:table-cell>
              <table:table-cell office:value-type="float" office:value="0.1666538986">
                <text:p>0.1666538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30066627733">
                <text:p>0.0530066627733</text:p>
              </table:table-cell>
              <table:table-cell office:value-type="float" office:value="0.1457178988">
                <text:p>0.1457178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616138784">
                <text:p>0.0531616138784</text:p>
              </table:table-cell>
              <table:table-cell office:value-type="float" office:value="0.1627901775">
                <text:p>0.1627901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4941522261">
                <text:p>0.0494941522261</text:p>
              </table:table-cell>
              <table:table-cell office:value-type="float" office:value="0.193549917">
                <text:p>0.193549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93061800772">
                <text:p>0.0493061800772</text:p>
              </table:table-cell>
              <table:table-cell office:value-type="float" office:value="0.192021607">
                <text:p>0.192021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36323448627">
                <text:p>0.0436323448627</text:p>
              </table:table-cell>
              <table:table-cell office:value-type="float" office:value="0.2019152025">
                <text:p>0.2019152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21405327844">
                <text:p>0.0421405327844</text:p>
              </table:table-cell>
              <table:table-cell office:value-type="float" office:value="0.1823593898">
                <text:p>0.1823593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33822499176">
                <text:p>0.0533822499176</text:p>
              </table:table-cell>
              <table:table-cell office:value-type="float" office:value="0.1560900956">
                <text:p>0.1560900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17141566022">
                <text:p>0.0517141566022</text:p>
              </table:table-cell>
              <table:table-cell office:value-type="float" office:value="0.1593679481">
                <text:p>0.1593679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80689976532">
                <text:p>0.0480689976532</text:p>
              </table:table-cell>
              <table:table-cell office:value-type="float" office:value="0.1797245029">
                <text:p>0.1797245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68154584245">
                <text:p>0.0468154584245</text:p>
              </table:table-cell>
              <table:table-cell office:value-type="float" office:value="0.1805751022">
                <text:p>0.1805751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28017236677">
                <text:p>0.0428017236677</text:p>
              </table:table-cell>
              <table:table-cell office:value-type="float" office:value="0.2064054733">
                <text:p>0.2064054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8150359324">
                <text:p>0.038150359324</text:p>
              </table:table-cell>
              <table:table-cell office:value-type="float" office:value="0.1581288801">
                <text:p>0.1581288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46544087085">
                <text:p>0.0346544087085</text:p>
              </table:table-cell>
              <table:table-cell office:value-type="float" office:value="0.166102221">
                <text:p>0.16610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14062686006">
                <text:p>0.0514062686006</text:p>
              </table:table-cell>
              <table:table-cell office:value-type="float" office:value="0.160417553">
                <text:p>0.160417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21995922216">
                <text:p>0.0521995922216</text:p>
              </table:table-cell>
              <table:table-cell office:value-type="float" office:value="0.1661772768">
                <text:p>0.1661772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74241883182">
                <text:p>0.0474241883182</text:p>
              </table:table-cell>
              <table:table-cell office:value-type="float" office:value="0.1972485239">
                <text:p>0.1972485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10521596449">
                <text:p>0.0410521596449</text:p>
              </table:table-cell>
              <table:table-cell office:value-type="float" office:value="0.1822972107">
                <text:p>0.1822972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60209228529">
                <text:p>0.0360209228529</text:p>
              </table:table-cell>
              <table:table-cell office:value-type="float" office:value="0.1574267626">
                <text:p>0.1574267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02674942388">
                <text:p>0.0302674942388</text:p>
              </table:table-cell>
              <table:table-cell office:value-type="float" office:value="0.1512312122">
                <text:p>0.1512312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514765641">
                <text:p>0.026514765641</text:p>
              </table:table-cell>
              <table:table-cell office:value-type="float" office:value="0.1699993579">
                <text:p>0.1699993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99456335503">
                <text:p>0.0499456335503</text:p>
              </table:table-cell>
              <table:table-cell office:value-type="float" office:value="0.1736741921">
                <text:p>0.17367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68353394978">
                <text:p>0.0468353394978</text:p>
              </table:table-cell>
              <table:table-cell office:value-type="float" office:value="0.1946337945">
                <text:p>0.1946337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4965292761">
                <text:p>0.044965292761</text:p>
              </table:table-cell>
              <table:table-cell office:value-type="float" office:value="0.1743476195">
                <text:p>0.1743476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37308742075">
                <text:p>0.0337308742075</text:p>
              </table:table-cell>
              <table:table-cell office:value-type="float" office:value="0.1698197637">
                <text:p>0.1698197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9178700467">
                <text:p>0.029178700467</text:p>
              </table:table-cell>
              <table:table-cell office:value-type="float" office:value="0.165647707">
                <text:p>0.165647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45020096173">
                <text:p>0.0245020096173</text:p>
              </table:table-cell>
              <table:table-cell office:value-type="float" office:value="0.1475380691">
                <text:p>0.1475380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08414384504">
                <text:p>0.0208414384504</text:p>
              </table:table-cell>
              <table:table-cell office:value-type="float" office:value="0.1457010725">
                <text:p>0.14570107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9034779725">
                <text:p>0.109034779725</text:p>
              </table:table-cell>
              <table:table-cell office:value-type="float" office:value="0.1589674502">
                <text:p>0.1589674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7398660364">
                <text:p>0.107398660364</text:p>
              </table:table-cell>
              <table:table-cell office:value-type="float" office:value="0.1664109603">
                <text:p>0.16641096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7669592133">
                <text:p>0.107669592133</text:p>
              </table:table-cell>
              <table:table-cell office:value-type="float" office:value="0.1579157279">
                <text:p>0.1579157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08642303781">
                <text:p>0.108642303781</text:p>
              </table:table-cell>
              <table:table-cell office:value-type="float" office:value="0.161266261">
                <text:p>0.1612662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6001302054">
                <text:p>0.106001302054</text:p>
              </table:table-cell>
              <table:table-cell office:value-type="float" office:value="0.1704129716">
                <text:p>0.1704129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6367897432">
                <text:p>0.106367897432</text:p>
              </table:table-cell>
              <table:table-cell office:value-type="float" office:value="0.1584676971">
                <text:p>0.1584676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6385611087">
                <text:p>0.106385611087</text:p>
              </table:table-cell>
              <table:table-cell office:value-type="float" office:value="0.156329497">
                <text:p>0.156329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704572513">
                <text:p>0.10704572513</text:p>
              </table:table-cell>
              <table:table-cell office:value-type="float" office:value="0.181766435">
                <text:p>0.181766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8608710438">
                <text:p>0.108608710438</text:p>
              </table:table-cell>
              <table:table-cell office:value-type="float" office:value="0.1760956864">
                <text:p>0.1760956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6022100991">
                <text:p>0.106022100991</text:p>
              </table:table-cell>
              <table:table-cell office:value-type="float" office:value="0.2074964635">
                <text:p>0.20749646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6772548967">
                <text:p>0.106772548967</text:p>
              </table:table-cell>
              <table:table-cell office:value-type="float" office:value="0.2212036273">
                <text:p>0.2212036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5775717944">
                <text:p>0.105775717944</text:p>
              </table:table-cell>
              <table:table-cell office:value-type="float" office:value="0.1766290453">
                <text:p>0.17662904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3336453254">
                <text:p>0.103336453254</text:p>
              </table:table-cell>
              <table:table-cell office:value-type="float" office:value="0.2409115505">
                <text:p>0.24091155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1761827641">
                <text:p>0.101761827641</text:p>
              </table:table-cell>
              <table:table-cell office:value-type="float" office:value="0.2569343784">
                <text:p>0.2569343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7518836511">
                <text:p>0.107518836511</text:p>
              </table:table-cell>
              <table:table-cell office:value-type="float" office:value="0.1630266817">
                <text:p>0.1630266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6630890491">
                <text:p>0.106630890491</text:p>
              </table:table-cell>
              <table:table-cell office:value-type="float" office:value="0.1947942881">
                <text:p>0.19479428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3564395829">
                <text:p>0.103564395829</text:p>
              </table:table-cell>
              <table:table-cell office:value-type="float" office:value="0.2377042154">
                <text:p>0.2377042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0454315948">
                <text:p>0.100454315948</text:p>
              </table:table-cell>
              <table:table-cell office:value-type="float" office:value="0.3327196878">
                <text:p>0.33271968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75031631796">
                <text:p>0.0975031631796</text:p>
              </table:table-cell>
              <table:table-cell office:value-type="float" office:value="0.3414605781">
                <text:p>0.3414605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03166808637">
                <text:p>0.0903166808637</text:p>
              </table:table-cell>
              <table:table-cell office:value-type="float" office:value="0.4348073392">
                <text:p>0.4348073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6600459735">
                <text:p>0.086600459735</text:p>
              </table:table-cell>
              <table:table-cell office:value-type="float" office:value="0.3278551961">
                <text:p>0.32785519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6406429433">
                <text:p>0.106406429433</text:p>
              </table:table-cell>
              <table:table-cell office:value-type="float" office:value="0.1894307474">
                <text:p>0.1894307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2537744904">
                <text:p>0.102537744904</text:p>
              </table:table-cell>
              <table:table-cell office:value-type="float" office:value="0.2322356958">
                <text:p>0.23223569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1028512771">
                <text:p>0.101028512771</text:p>
              </table:table-cell>
              <table:table-cell office:value-type="float" office:value="0.3059389724">
                <text:p>0.30593897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30069948265">
                <text:p>0.0930069948265</text:p>
              </table:table-cell>
              <table:table-cell office:value-type="float" office:value="0.3001245934">
                <text:p>0.30012459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72362055337">
                <text:p>0.0872362055337</text:p>
              </table:table-cell>
              <table:table-cell office:value-type="float" office:value="0.3541234032">
                <text:p>0.3541234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94037338889">
                <text:p>0.0794037338889</text:p>
              </table:table-cell>
              <table:table-cell office:value-type="float" office:value="0.3279028276">
                <text:p>0.32790282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08626713441">
                <text:p>0.0708626713441</text:p>
              </table:table-cell>
              <table:table-cell office:value-type="float" office:value="0.2744268136">
                <text:p>0.2744268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5892837725">
                <text:p>0.105892837725</text:p>
              </table:table-cell>
              <table:table-cell office:value-type="float" office:value="0.1879310127">
                <text:p>0.1879310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97538306677">
                <text:p>0.0997538306677</text:p>
              </table:table-cell>
              <table:table-cell office:value-type="float" office:value="0.3483739607">
                <text:p>0.34837396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944734372493">
                <text:p>0.0944734372493</text:p>
              </table:table-cell>
              <table:table-cell office:value-type="float" office:value="0.4778661357">
                <text:p>0.47786613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24848194542">
                <text:p>0.0824848194542</text:p>
              </table:table-cell>
              <table:table-cell office:value-type="float" office:value="0.3379406349">
                <text:p>0.33794063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360028788">
                <text:p>0.07360028788</text:p>
              </table:table-cell>
              <table:table-cell office:value-type="float" office:value="0.3375362663">
                <text:p>0.33753626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33694235599">
                <text:p>0.0633694235599</text:p>
              </table:table-cell>
              <table:table-cell office:value-type="float" office:value="0.1858160155">
                <text:p>0.1858160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70494673689">
                <text:p>0.0570494673689</text:p>
              </table:table-cell>
              <table:table-cell office:value-type="float" office:value="0.1972447558">
                <text:p>0.1972447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0997399304">
                <text:p>0.100997399304</text:p>
              </table:table-cell>
              <table:table-cell office:value-type="float" office:value="0.2485489177">
                <text:p>0.2485489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49646916048">
                <text:p>0.0949646916048</text:p>
              </table:table-cell>
              <table:table-cell office:value-type="float" office:value="0.4775565538">
                <text:p>0.47755655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19095291272">
                <text:p>0.0819095291272</text:p>
              </table:table-cell>
              <table:table-cell office:value-type="float" office:value="0.281217873">
                <text:p>0.281217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82425579365">
                <text:p>0.0682425579365</text:p>
              </table:table-cell>
              <table:table-cell office:value-type="float" office:value="0.2966395161">
                <text:p>0.29663951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62212292836">
                <text:p>0.0562212292836</text:p>
              </table:table-cell>
              <table:table-cell office:value-type="float" office:value="0.1695206406">
                <text:p>0.16952064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63244052824">
                <text:p>0.0463244052824</text:p>
              </table:table-cell>
              <table:table-cell office:value-type="float" office:value="0.1834929172">
                <text:p>0.1834929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1314162935">
                <text:p>0.041314162935</text:p>
              </table:table-cell>
              <table:table-cell office:value-type="float" office:value="0.1719822241">
                <text:p>0.17198222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7906412217">
                <text:p>0.157906412217</text:p>
              </table:table-cell>
              <table:table-cell office:value-type="float" office:value="0.2054229712">
                <text:p>0.20542297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6188158524">
                <text:p>0.16188158524</text:p>
              </table:table-cell>
              <table:table-cell office:value-type="float" office:value="0.1728403664">
                <text:p>0.17284036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62369749047">
                <text:p>0.162369749047</text:p>
              </table:table-cell>
              <table:table-cell office:value-type="float" office:value="0.2079210853">
                <text:p>0.20792108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6084834674">
                <text:p>0.156084834674</text:p>
              </table:table-cell>
              <table:table-cell office:value-type="float" office:value="0.1781908433">
                <text:p>0.17819084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6672383666">
                <text:p>0.156672383666</text:p>
              </table:table-cell>
              <table:table-cell office:value-type="float" office:value="0.1895737836">
                <text:p>0.18957378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6410211213">
                <text:p>0.156410211213</text:p>
              </table:table-cell>
              <table:table-cell office:value-type="float" office:value="0.224570673">
                <text:p>0.2245706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9865063223">
                <text:p>0.159865063223</text:p>
              </table:table-cell>
              <table:table-cell office:value-type="float" office:value="0.1578450953">
                <text:p>0.1578450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2552036755">
                <text:p>0.162552036755</text:p>
              </table:table-cell>
              <table:table-cell office:value-type="float" office:value="0.2239215552">
                <text:p>0.22392155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9527750711">
                <text:p>0.159527750711</text:p>
              </table:table-cell>
              <table:table-cell office:value-type="float" office:value="0.2614397429">
                <text:p>0.2614397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91196817711">
                <text:p>0.691196817711</text:p>
              </table:table-cell>
              <table:table-cell office:value-type="float" office:value="0.2561895512">
                <text:p>0.25618955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6245426516">
                <text:p>0.156245426516</text:p>
              </table:table-cell>
              <table:table-cell office:value-type="float" office:value="0.3001807686">
                <text:p>0.30018076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3695570886">
                <text:p>0.153695570886</text:p>
              </table:table-cell>
              <table:table-cell office:value-type="float" office:value="0.3764911408">
                <text:p>0.37649114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359795341">
                <text:p>0.15359795341</text:p>
              </table:table-cell>
              <table:table-cell office:value-type="float" office:value="0.2865636711">
                <text:p>0.2865636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0332256129">
                <text:p>0.150332256129</text:p>
              </table:table-cell>
              <table:table-cell office:value-type="float" office:value="0.4752491923">
                <text:p>0.47524919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206735272">
                <text:p>0.16206735272</text:p>
              </table:table-cell>
              <table:table-cell office:value-type="float" office:value="0.2161314727">
                <text:p>0.2161314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9300594263">
                <text:p>0.159300594263</text:p>
              </table:table-cell>
              <table:table-cell office:value-type="float" office:value="0.2871905416">
                <text:p>0.2871905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6048311072">
                <text:p>0.156048311072</text:p>
              </table:table-cell>
              <table:table-cell office:value-type="float" office:value="0.3422973582">
                <text:p>0.3422973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1750806673">
                <text:p>0.151750806673</text:p>
              </table:table-cell>
              <table:table-cell office:value-type="float" office:value="0.4026446219">
                <text:p>0.4026446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2903853732">
                <text:p>0.142903853732</text:p>
              </table:table-cell>
              <table:table-cell office:value-type="float" office:value="0.5760573748">
                <text:p>0.57605737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33887072257">
                <text:p>0.133887072257</text:p>
              </table:table-cell>
              <table:table-cell office:value-type="float" office:value="0.6832388503">
                <text:p>0.6832388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73276339522">
                <text:p>0.273276339522</text:p>
              </table:table-cell>
              <table:table-cell office:value-type="float" office:value="0.607811554">
                <text:p>0.6078115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9357086229">
                <text:p>0.159357086229</text:p>
              </table:table-cell>
              <table:table-cell office:value-type="float" office:value="0.2273667708">
                <text:p>0.22736677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5265624096">
                <text:p>0.155265624096</text:p>
              </table:table-cell>
              <table:table-cell office:value-type="float" office:value="0.3951649997">
                <text:p>0.39516499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6126903472">
                <text:p>0.146126903472</text:p>
              </table:table-cell>
              <table:table-cell office:value-type="float" office:value="0.4665759931">
                <text:p>0.46657599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39210278823">
                <text:p>0.139210278823</text:p>
              </table:table-cell>
              <table:table-cell office:value-type="float" office:value="0.5271255197">
                <text:p>0.52712551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7649697091">
                <text:p>0.127649697091</text:p>
              </table:table-cell>
              <table:table-cell office:value-type="float" office:value="0.5622256243">
                <text:p>0.56222562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5042069611">
                <text:p>0.115042069611</text:p>
              </table:table-cell>
              <table:table-cell office:value-type="float" office:value="0.4570138899">
                <text:p>0.45701388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3967085485">
                <text:p>0.103967085485</text:p>
              </table:table-cell>
              <table:table-cell office:value-type="float" office:value="0.3904218297">
                <text:p>0.39042182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1992959834">
                <text:p>0.151992959834</text:p>
              </table:table-cell>
              <table:table-cell office:value-type="float" office:value="0.2867660295">
                <text:p>0.28676602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110551643">
                <text:p>0.15110551643</text:p>
              </table:table-cell>
              <table:table-cell office:value-type="float" office:value="0.4253263784">
                <text:p>0.42532637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3686322893">
                <text:p>0.143686322893</text:p>
              </table:table-cell>
              <table:table-cell office:value-type="float" office:value="0.4047777864">
                <text:p>0.40477778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26148841499">
                <text:p>0.126148841499</text:p>
              </table:table-cell>
              <table:table-cell office:value-type="float" office:value="0.5944864373">
                <text:p>0.59448643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7431893734">
                <text:p>0.107431893734</text:p>
              </table:table-cell>
              <table:table-cell office:value-type="float" office:value="0.4574828391">
                <text:p>0.45748283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70729366813">
                <text:p>0.0970729366813</text:p>
              </table:table-cell>
              <table:table-cell office:value-type="float" office:value="0.4864724568">
                <text:p>0.48647245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19171409627">
                <text:p>0.0819171409627</text:p>
              </table:table-cell>
              <table:table-cell office:value-type="float" office:value="0.2418160707">
                <text:p>0.24181607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2534011947">
                <text:p>0.152534011947</text:p>
              </table:table-cell>
              <table:table-cell office:value-type="float" office:value="0.3313170027">
                <text:p>0.33131700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40314418503">
                <text:p>0.140314418503</text:p>
              </table:table-cell>
              <table:table-cell office:value-type="float" office:value="0.6715241982">
                <text:p>0.67152419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3600349068">
                <text:p>0.123600349068</text:p>
              </table:table-cell>
              <table:table-cell office:value-type="float" office:value="0.5480197819">
                <text:p>0.54801978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85542215717">
                <text:p>0.0985542215717</text:p>
              </table:table-cell>
              <table:table-cell office:value-type="float" office:value="0.4453063797">
                <text:p>0.4453063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847203793644">
                <text:p>0.0847203793644</text:p>
              </table:table-cell>
              <table:table-cell office:value-type="float" office:value="0.3429083658">
                <text:p>0.34290836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74594989282">
                <text:p>0.0674594989282</text:p>
              </table:table-cell>
              <table:table-cell office:value-type="float" office:value="0.2493859154">
                <text:p>0.24938591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77441970884">
                <text:p>0.0577441970884</text:p>
              </table:table-cell>
              <table:table-cell office:value-type="float" office:value="0.2183981268">
                <text:p>0.2183981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